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Normální" style:family="paragraph">
      <style:paragraph-properties fo:keep-with-next="always" style:text-autospace="none" fo:text-align="justify" fo:margin-bottom="0.1666in" style:line-height-at-least="0.1833in"/>
    </style:style>
    <style:style style:name="T16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17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T18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19" style:parent-style-name="Normální" style:family="paragraph">
      <style:paragraph-properties fo:text-align="justify" fo:margin-top="0.1388in" fo:margin-bottom="0.1388in" fo:line-height="104%"/>
    </style:style>
    <style:style style:name="T20" style:parent-style-name="Standardnípísmoodstavce" style:family="text">
      <style:text-properties style:font-name-complex="Calibri"/>
    </style:style>
    <style:style style:name="T21" style:parent-style-name="Standardnípísmoodstavce" style:family="text">
      <style:text-properties style:font-name-complex="Calibri"/>
    </style:style>
    <style:style style:name="T22" style:parent-style-name="Standardnípísmoodstavce" style:family="text">
      <style:text-properties style:font-name-complex="Calibri"/>
    </style:style>
    <style:style style:name="P23" style:parent-style-name="Normální" style:family="paragraph">
      <style:paragraph-properties fo:text-align="justify" fo:margin-top="0.1388in" fo:margin-bottom="0.1388in" fo:line-height="104%"/>
    </style:style>
    <style:style style:name="T24" style:parent-style-name="Standardnípísmoodstavce" style:family="text">
      <style:text-properties style:font-name-complex="Calibri"/>
    </style:style>
    <style:style style:name="T25" style:parent-style-name="Standardnípísmoodstavce" style:family="text">
      <style:text-properties style:font-name-complex="Calibri"/>
    </style:style>
    <style:style style:name="T26" style:parent-style-name="Standardnípísmoodstavce" style:family="text">
      <style:text-properties style:font-name-complex="Calibri"/>
    </style:style>
    <style:style style:name="T27" style:parent-style-name="Standardnípísmoodstavce" style:family="text">
      <style:text-properties style:font-name-complex="Calibri"/>
    </style:style>
    <style:style style:name="T28" style:parent-style-name="Standardnípísmoodstavce" style:family="text">
      <style:text-properties style:font-name-complex="Calibri"/>
    </style:style>
    <style:style style:name="T29" style:parent-style-name="Standardnípísmoodstavce" style:family="text">
      <style:text-properties style:font-name-complex="Calibri" fo:color="#FF0000"/>
    </style:style>
    <style:style style:name="T30" style:parent-style-name="Standardnípísmoodstavce" style:family="text">
      <style:text-properties style:font-name-complex="Calibri"/>
    </style:style>
    <style:style style:name="T31" style:parent-style-name="Standardnípísmoodstavce" style:family="text">
      <style:text-properties style:font-name-complex="Calibri"/>
    </style:style>
    <style:style style:name="P32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3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4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5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6" style:parent-style-name="Normální" style:family="paragraph">
      <style:paragraph-properties fo:text-align="justify" fo:margin-top="0.1388in" fo:margin-bottom="0.1388in" fo:line-height="104%"/>
    </style:style>
    <style:style style:name="T37" style:parent-style-name="Standardnípísmoodstavce" style:family="text">
      <style:text-properties style:font-name-complex="Calibri"/>
    </style:style>
    <style:style style:name="T38" style:parent-style-name="Standardnípísmoodstavce" style:family="text">
      <style:text-properties style:font-name-complex="Calibri" fo:font-weight="bold" style:font-weight-asian="bold" fo:color="#008576" style:text-position="super 65.2%"/>
    </style:style>
    <style:style style:name="T39" style:parent-style-name="Standardnípísmoodstavce" style:family="text">
      <style:text-properties style:font-name-complex="Calibri"/>
    </style:style>
    <style:style style:name="T40" style:parent-style-name="Standardnípísmoodstavce" style:family="text">
      <style:text-properties style:font-name-complex="Calibri"/>
    </style:style>
    <style:style style:name="P41" style:parent-style-name="Normální" style:family="paragraph">
      <style:paragraph-properties fo:text-align="justify" fo:margin-top="0.1388in" fo:margin-bottom="0.1388in" fo:line-height="104%"/>
    </style:style>
    <style:style style:name="T42" style:parent-style-name="Standardnípísmoodstavce" style:family="text">
      <style:text-properties style:font-name-complex="Calibri"/>
    </style:style>
    <style:style style:name="T43" style:parent-style-name="Standardnípísmoodstavce" style:family="text">
      <style:text-properties style:font-name-complex="Calibri"/>
    </style:style>
    <style:style style:name="T44" style:parent-style-name="Standardnípísmoodstavce" style:family="text">
      <style:text-properties style:font-name-complex="Calibri"/>
    </style:style>
    <style:style style:name="T45" style:parent-style-name="Standardnípísmoodstavce" style:family="text">
      <style:text-properties style:font-name-complex="Calibri" fo:font-weight="bold" style:font-weight-asian="bold"/>
    </style:style>
    <style:style style:name="T46" style:parent-style-name="Standardnípísmoodstavce" style:family="text">
      <style:text-properties style:font-name-complex="Calibri" fo:font-weight="bold" style:font-weight-asian="bold"/>
    </style:style>
    <style:style style:name="T47" style:parent-style-name="Standardnípísmoodstavce" style:family="text">
      <style:text-properties style:font-name-complex="Calibri"/>
    </style:style>
    <style:style style:name="T48" style:parent-style-name="Standardnípísmoodstavce" style:family="text">
      <style:text-properties style:font-name-complex="Calibri"/>
    </style:style>
    <style:style style:name="P49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50" style:parent-style-name="Normální" style:family="paragraph">
      <style:paragraph-properties fo:text-align="center" fo:margin-left="2.1659in">
        <style:tab-stops/>
      </style:paragraph-properties>
      <style:text-properties style:font-name-complex="Calibri"/>
    </style:style>
    <style:style style:name="P51" style:parent-style-name="Normální" style:family="paragraph">
      <style:paragraph-properties fo:text-align="center" fo:margin-left="2.1659in">
        <style:tab-stops/>
      </style:paragraph-properties>
      <style:text-properties style:font-name-complex="Calibri"/>
    </style:style>
    <style:style style:name="P52" style:parent-style-name="Normální" style:family="paragraph">
      <style:paragraph-properties fo:text-align="center" fo:margin-left="2.1659in">
        <style:tab-stops/>
      </style:paragraph-properties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94/2021<text:bookmark-end text:name="Text14"/></text:p>
            <text:p text:style-name="Normální">KVOP-48857/2021<text:bookmark-end text:name="Text2"/></text:p>
            <text:p text:style-name="Normální"><text:bookmark-start text:name="Text6"/>22. 11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8"/>Vážená paní<text:bookmark-end text:name="Text8"/></text:p>
            <text:p text:style-name="Normální">Z. P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5"><text:span text:style-name="T16">Sd</text:span><text:span text:style-name="T17">ělení o poskytnutí informace<text:s/></text:span><text:span text:style-name="T18">podle zákona č. 106/1999 Sb., o svobodném přístupu k informacím, ve znění pozdějších předpisů</text:span></text:p>
      <text:p text:style-name="P19"><text:span text:style-name="T20">Vážená paní P</text:span><text:span text:style-name="T21">.</text:span><text:span text:style-name="T22">,</text:span></text:p>
      <text:p text:style-name="P23"><text:span text:style-name="T24">dne 18. listopadu 2021 obdržela Kancelář veřejného ochránce práv Váš dopis, ve kterém se opětovně obracíte na veřejného ochránce práv se st</text:span><text:span text:style-name="T25">ížností na jednání některých úřadů a institucí (především zmiňujete Městský úřad Valašské Klobouky, Českou správu sociálního zabezpečení, Ministerstvo práce a sociálních věcí, Okresní soud ve Zlíně, okresní správu sociálního zabezpečení, Celní úřad ve Zlín</text:span><text:span text:style-name="T26">ě, soudní exekutory a dále orgán sociálně-právní ochrany dětí). V tomto ohledu zejména namítáte zneužívání Vašich osobních údajů a identity, podvodné jednání (například ve věci trestního a přestupkového řízení, jednání zdravotní pojišťovny nebo v oblasti ž</text:span><text:span text:style-name="T27">ivnostenského podnikání), padělání a falšování některých dokumentů, nezákonnost vedení exekuce a srážek z Vašeho důchodu, poukazujete na nekalé a mafiánské praktiky některých úředníků, stěžujete si na uvádění Vaší osoby v omyl, šikanu a diskriminaci, polem</text:span><text:span text:style-name="T28">izujete nad činností ochránce a také v závěru svého podání nesouhlasíte s tím, že jste nedostala žádné odškodnění.</text:span><text:span text:style-name="T29"><text:s/></text:span><text:span text:style-name="T30">Současně se dotazujete, z jakého důvodu, v jaké věci a v jakém správním řízení přistupovala Kancelář veřejného ochránce práv dne 1. prosince<text:s/></text:span><text:span text:style-name="T31">2020 v čase 14:57 a 14:58 hod k údajům Ministerstva vnitra, a uvádíte, že žádáte o poskytnutí informace dle zákona č. 106/1999 Sb., o svobodném přístupu k informacím, ve znění pozdějších předpisů (dále jen „zákon o svobodném přístupu k informacím“).</text:span></text:p>
      <text:p text:style-name="P32">Dovolte mi se k Vašemu dopisu vyjádřit.</text:p>
      <text:p text:style-name="P33">Podle obsahu Vašeho dopisu lze jako žádost o poskytnutí informace ve smyslu zákona o svobodném přístupu k informacím považovat Váš dotaz, z jakého důvodu a v jaké věci si Kancelář veřejného ochránce práv dne 1. prosince 2020 v čase 14:57 a 14:58 hod prohlížela Váš výpis z evidence obyvatel.</text:p>
      <text:p text:style-name="P34">Ve smyslu zákona o svobodném přístupu k informacím Vám poskytuji níže uvedenou informaci:</text:p>
      <text:p text:style-name="P35">Zástupkyně veřejného ochránce práv si vyžádala informace z evidence obyvatel v souvislosti s vyřizováním Vašeho podnětu evidovaného pod č. j. KVOPX00AT9A3VOP. Učinila tak z toho důvodu, že chtěla prošetřit odůvodněnost Vašich námitek směřujících vůči podvodnému jednání opatrovníka, kterého jste označila jako „opatrovník obec.“ Jelikož zástupkyně ochránce z evidence obyvatel zjistila, že nemáte ustanoveného žádného opatrovníka, sdělila Vám, že Vašemu tvrzení nebude dále věnovat svou pozornost.</text:p>
      <text:soft-page-break/>
      <text:p text:style-name="P36"><text:span text:style-name="T37">Připomínám, že tento dotaz jsem Vám již zodpověděl ve svých předchozích dopisech,</text:span><text:span text:style-name="T38"><text:s/></text:span><text:span text:style-name="T39">přičemž zákonnost mého postu</text:span><text:span text:style-name="T40">pu potvrdil nadřízený úřad v rámci vyřizování Vaší stížnosti.</text:span></text:p>
      <text:p text:style-name="P41"><text:span text:style-name="T42">Vážená paní P</text:span><text:span text:style-name="T43">.</text:span><text:span text:style-name="T44">, další uvedené skutečnosti ve Vašem dopise (stížnosti na jednání některých úřadů a institucí, podvodné jednání, mafiánské praktiky, apod.)<text:s/></text:span><text:span text:style-name="T45">není možné považovat za žádosti o</text:span><text:span text:style-name="T46"> poskytnutí informace</text:span><text:span text:style-name="T47"><text:s/>ve smyslu zákona o svobodném přístupu k informacím. Jedná se toliko o vyjádření problémů, s nimiž se údajně potýkáte. Nebudu se k nim proto vyjadřovat, a to i s přihlédnutím k několika vyjádřením, které jste v minulosti obdržela ode m</text:span><text:span text:style-name="T48">ě nebo od dalších pověřených pracovníků Kanceláře veřejného ochránce práv.</text:span></text:p>
      <text:p text:style-name="P49">S pozdravem</text:p>
      <text:p text:style-name="P50"/>
      <text:p text:style-name="P51">JUDr. Pavel Pořízek, Ph.D.</text:p>
      <text:p text:style-name="P52">vedoucí Kanceláře veřejného ochránce práv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VDBZ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14T11:52:00Z</meta:creation-date>
    <dc:date>2021-12-14T11:54:00Z</dc:date>
    <meta:print-date>2021-11-22T11:31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6" meta:word-count="485" meta:character-count="3344" meta:row-count="23" meta:non-whitespace-character-count="2865"/>
  </office:meta>
</office:document-meta>
</file>